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9cm" table:align="left" table:border-model="separating"/>
    </style:style>
    <style:style style:name="Таблица1.A" style:family="table-column">
      <style:table-column-properties style:column-width="15.912cm"/>
    </style:style>
    <style:style style:name="Таблица1.B" style:family="table-column">
      <style:table-column-properties style:column-width="1.078cm"/>
    </style:style>
    <style:style style:name="Таблица1.A1" style:family="table-cell">
      <style:table-cell-properties fo:padding-left="0cm" fo:padding-right="0.101cm" fo:padding-top="0.101cm" fo:padding-bottom="0.101cm" fo:border="none"/>
    </style:style>
    <style:style style:name="Таблица1.6" style:family="table-row">
      <style:table-row-properties style:min-row-height="0.002cm"/>
    </style:style>
    <style:style style:name="P1" style:family="paragraph" style:parent-style-name="Footer">
      <style:paragraph-properties fo:text-align="center" style:justify-single-word="false" fo:text-indent="0cm" style:auto-text-indent="false"/>
    </style:style>
    <style:style style:name="P2" style:family="paragraph" style:parent-style-name="Text_20_body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0ca892" officeooo:paragraph-rsid="000ca89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bold" officeooo:rsid="000d71e3" officeooo:paragraph-rsid="000d71e3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normal" officeooo:rsid="000ca892" officeooo:paragraph-rsid="000ca89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0d71e3" officeooo:paragraph-rsid="000d71e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rsid="000ca892" officeooo:paragraph-rsid="000ca892" style:font-size-asian="12.25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0ca892" officeooo:paragraph-rsid="000ca89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4pt" fo:font-weight="normal" officeooo:paragraph-rsid="000ca892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margin-top="0cm" fo:margin-bottom="0cm" style:contextual-spacing="false" fo:line-height="150%" fo:text-align="start" style:justify-single-word="false" fo:text-indent="0cm" style:auto-text-indent="false"/>
      <style:text-properties fo:font-size="14pt" officeooo:rsid="000ca892" officeooo:paragraph-rsid="000ca892" style:font-size-asian="14pt" style:font-size-complex="14pt"/>
    </style:style>
    <style:style style:name="P11" style:family="paragraph" style:parent-style-name="Table_20_Contents">
      <style:paragraph-properties fo:margin-top="0cm" fo:margin-bottom="0cm" style:contextual-spacing="false" fo:line-height="150%" fo:text-align="end" style:justify-single-word="false" fo:text-indent="0cm" style:auto-text-indent="false"/>
      <style:text-properties fo:font-size="14pt" officeooo:rsid="000ca892" officeooo:paragraph-rsid="000ca892" style:font-size-asian="14pt" style:font-size-complex="14pt"/>
    </style:style>
    <style:style style:name="P12" style:family="paragraph" style:parent-style-name="Table_20_Contents">
      <style:paragraph-properties fo:margin-top="0cm" fo:margin-bottom="0cm" style:contextual-spacing="false" fo:line-height="150%" fo:text-align="center" style:justify-single-word="false" fo:text-indent="0cm" style:auto-text-indent="false" fo:break-before="page"/>
      <style:text-properties fo:font-size="14pt" officeooo:rsid="000ca892" officeooo:paragraph-rsid="000d71e3" style:font-size-asian="14pt" style:font-size-complex="14pt"/>
    </style:style>
    <style:style style:name="P13" style:family="paragraph" style:parent-style-name="Table_20_Contents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4pt" officeooo:rsid="000ca892" officeooo:paragraph-rsid="000d71e3" style:font-size-asian="14pt" style:font-size-complex="14pt"/>
    </style:style>
    <style:style style:name="P14" style:family="paragraph" style:parent-style-name="Table_20_Contents">
      <style:paragraph-properties fo:margin-top="0cm" fo:margin-bottom="0cm" style:contextual-spacing="false" fo:line-height="150%" fo:text-align="end" style:justify-single-word="false" fo:text-indent="0cm" style:auto-text-indent="false"/>
      <style:text-properties fo:font-size="14pt" officeooo:rsid="000d71e3" officeooo:paragraph-rsid="000d71e3" style:font-size-asian="14pt" style:font-size-complex="14pt"/>
    </style:style>
    <style:style style:name="P15" style:family="paragraph" style:parent-style-name="Table_20_Contents">
      <style:paragraph-properties fo:margin-top="0cm" fo:margin-bottom="0cm" style:contextual-spacing="false" fo:line-height="150%" fo:text-align="start" style:justify-single-word="false" fo:text-indent="0cm" style:auto-text-indent="false"/>
      <style:text-properties fo:font-size="14pt" fo:font-weight="bold" officeooo:rsid="000ca892" officeooo:paragraph-rsid="000ca892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paragraph-rsid="000d71e3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0d71e3"/>
    </style:style>
    <style:style style:name="P18" style:family="paragraph" style:parent-style-name="Table_20_Contents">
      <style:paragraph-properties fo:margin-top="0cm" fo:margin-bottom="0cm" style:contextual-spacing="false" fo:line-height="150%" fo:text-align="center" style:justify-single-word="false" fo:text-indent="0cm" style:auto-text-indent="false" fo:break-before="page"/>
      <style:text-properties officeooo:paragraph-rsid="000d71e3"/>
    </style:style>
    <style:style style:name="P19" style:family="paragraph" style:parent-style-name="Table_20_Contents">
      <style:paragraph-properties fo:margin-top="0cm" fo:margin-bottom="0cm" style:contextual-spacing="false" fo:line-height="150%" fo:text-align="center" style:justify-single-word="false" fo:text-indent="0cm" style:auto-text-indent="false"/>
      <style:text-properties officeooo:paragraph-rsid="000d71e3"/>
    </style:style>
    <style:style style:name="P20" style:family="paragraph" style:parent-style-name="Text_20_body">
      <style:paragraph-properties fo:text-align="justify" style:justify-single-word="false" fo:text-indent="0cm" style:auto-text-indent="false"/>
      <style:text-properties fo:font-weight="bold" officeooo:rsid="000d71e3" officeooo:paragraph-rsid="000d71e3" style:font-weight-asian="bold" style:font-weight-complex="bold"/>
    </style:style>
    <style:style style:name="P21" style:family="paragraph" style:parent-style-name="Heading_20_1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22" style:family="paragraph" style:parent-style-name="Heading_20_2">
      <style:paragraph-properties fo:text-align="center" style:justify-single-word="false" fo:text-indent="0cm" style:auto-text-indent="false"/>
      <style:text-properties fo:font-size="14pt" style:font-size-asian="14pt" style:font-size-complex="14pt"/>
    </style:style>
    <style:style style:name="P23" style:family="paragraph" style:parent-style-name="Heading_20_2">
      <style:paragraph-properties fo:text-align="center" style:justify-single-word="false" fo:text-indent="0cm" style:auto-text-indent="false" fo:break-before="page"/>
      <style:text-properties style:font-name="Times New Roman" fo:font-size="14pt" style:font-size-asian="14pt" style:font-size-complex="14pt"/>
    </style:style>
    <style:style style:name="P24" style:family="paragraph" style:parent-style-name="Heading_20_2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bold" officeooo:rsid="000ca892" officeooo:paragraph-rsid="000ca89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ru" fo:country="RU" fo:font-weight="normal" officeooo:rsid="000d71e3" officeooo:paragraph-rsid="000d71e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indent="0cm" style:auto-text-indent="false"/>
      <style:text-properties fo:font-size="14pt" officeooo:rsid="000ca892" officeooo:paragraph-rsid="000ca892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fo:line-height="150%" fo:text-indent="0cm" style:auto-text-indent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0ca892" officeooo:paragraph-rsid="000ca89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4pt" fo:font-weight="bold" officeooo:rsid="000ca892" officeooo:paragraph-rsid="000d71e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font-size="14pt" fo:font-weight="bold" officeooo:rsid="000ca892" officeooo:paragraph-rsid="000d71e3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indent="0cm" style:auto-text-indent="false"/>
      <style:text-properties fo:font-size="14pt" fo:font-weight="normal" officeooo:paragraph-rsid="000d71e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d71e3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0d71e3"/>
    </style:style>
    <style:style style:name="P35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officeooo:paragraph-rsid="000d71e3"/>
    </style:style>
    <style:style style:name="P36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officeooo:paragraph-rsid="000d71e3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ca892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0ca892"/>
    </style:style>
    <style:style style:name="P39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officeooo:paragraph-rsid="000d71e3"/>
    </style:style>
    <style:style style:name="P40" style:family="paragraph" style:parent-style-name="Standard" style:list-style-name="L5">
      <style:paragraph-properties fo:margin-top="0cm" fo:margin-bottom="0cm" style:contextual-spacing="false" fo:line-height="150%" fo:text-align="justify" style:justify-single-word="false"/>
      <style:text-properties officeooo:paragraph-rsid="000d71e3"/>
    </style:style>
    <style:style style:name="P41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officeooo:paragraph-rsid="000d71e3"/>
    </style:style>
    <style:style style:name="P42" style:family="paragraph" style:parent-style-name="Standard" style:list-style-name="L7">
      <style:paragraph-properties fo:margin-top="0cm" fo:margin-bottom="0cm" style:contextual-spacing="false" fo:line-height="150%" fo:text-align="justify" style:justify-single-word="false"/>
      <style:text-properties officeooo:paragraph-rsid="000d71e3"/>
    </style:style>
    <style:style style:name="P43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officeooo:paragraph-rsid="000d71e3"/>
    </style:style>
    <style:style style:name="P44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officeooo:paragraph-rsid="000ca892"/>
    </style:style>
    <style:style style:name="P45" style:family="paragraph" style:parent-style-name="Standard" style:list-style-name="L9">
      <style:paragraph-properties fo:margin-top="0cm" fo:margin-bottom="0cm" style:contextual-spacing="false" fo:line-height="150%" fo:text-align="justify" style:justify-single-word="false"/>
      <style:text-properties officeooo:paragraph-rsid="000ca892"/>
    </style:style>
    <style:style style:name="P46" style:family="paragraph" style:parent-style-name="Standard" style:list-style-name="L10">
      <style:paragraph-properties fo:margin-top="0cm" fo:margin-bottom="0cm" style:contextual-spacing="false" fo:line-height="150%" fo:text-align="justify" style:justify-single-word="false"/>
      <style:text-properties officeooo:paragraph-rsid="000ca892"/>
    </style:style>
    <style:style style:name="P47" style:family="paragraph" style:parent-style-name="Standard" style:list-style-name="L11">
      <style:paragraph-properties fo:margin-top="0cm" fo:margin-bottom="0cm" style:contextual-spacing="false" fo:line-height="150%" fo:text-align="justify" style:justify-single-word="false"/>
      <style:text-properties officeooo:paragraph-rsid="000ca892"/>
    </style:style>
    <style:style style:name="P48" style:family="paragraph" style:parent-style-name="Standard" style:list-style-name="L12">
      <style:paragraph-properties fo:margin-top="0cm" fo:margin-bottom="0cm" style:contextual-spacing="false" fo:line-height="150%" fo:text-align="justify" style:justify-single-word="false"/>
      <style:text-properties officeooo:paragraph-rsid="000ca892"/>
    </style:style>
    <style:style style:name="P49" style:family="paragraph" style:parent-style-name="Standard" style:list-style-name="L13">
      <style:paragraph-properties fo:margin-top="0cm" fo:margin-bottom="0cm" style:contextual-spacing="false" fo:line-height="150%" fo:text-align="justify" style:justify-single-word="false"/>
      <style:text-properties officeooo:paragraph-rsid="000ca892"/>
    </style:style>
    <style:style style:name="P50" style:family="paragraph" style:parent-style-name="Standard" style:list-style-name="L14">
      <style:paragraph-properties fo:margin-top="0cm" fo:margin-bottom="0cm" style:contextual-spacing="false" fo:line-height="150%" fo:text-align="justify" style:justify-single-word="false"/>
      <style:text-properties officeooo:paragraph-rsid="000ca892"/>
    </style:style>
    <style:style style:name="P51" style:family="paragraph" style:parent-style-name="Standard" style:list-style-name="L15">
      <style:paragraph-properties fo:margin-top="0cm" fo:margin-bottom="0cm" style:contextual-spacing="false" fo:line-height="150%" fo:text-align="justify" style:justify-single-word="false"/>
      <style:text-properties officeooo:paragraph-rsid="000ca892"/>
    </style:style>
    <style:style style:name="P52" style:family="paragraph" style:parent-style-name="Standard" style:list-style-name="L16">
      <style:paragraph-properties fo:margin-top="0cm" fo:margin-bottom="0cm" style:contextual-spacing="false" fo:line-height="150%" fo:text-align="justify" style:justify-single-word="false"/>
      <style:text-properties officeooo:paragraph-rsid="000ca892"/>
    </style:style>
    <style:style style:name="P53" style:family="paragraph" style:parent-style-name="Standard" style:list-style-name="L17">
      <style:paragraph-properties fo:margin-top="0cm" fo:margin-bottom="0cm" style:contextual-spacing="false" fo:line-height="150%" fo:text-align="justify" style:justify-single-word="false"/>
      <style:text-properties officeooo:paragraph-rsid="000d71e3"/>
    </style:style>
    <style:style style:name="P54" style:family="paragraph" style:parent-style-name="Standard" style:list-style-name="L18">
      <style:paragraph-properties fo:margin-top="0cm" fo:margin-bottom="0cm" style:contextual-spacing="false" fo:line-height="150%" fo:text-align="justify" style:justify-single-word="false"/>
      <style:text-properties officeooo:paragraph-rsid="000d71e3"/>
    </style:style>
    <style:style style:name="P55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 fo:break-before="page"/>
      <style:text-properties officeooo:paragraph-rsid="000d71e3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officeooo:paragraph-rsid="000d71e3"/>
    </style:style>
    <style:style style:name="P57" style:family="paragraph" style:parent-style-name="Table_20_Contents" style:list-style-name="L19">
      <style:paragraph-properties fo:margin-top="0cm" fo:margin-bottom="0cm" style:contextual-spacing="false" fo:line-height="150%" fo:text-align="justify" style:justify-single-word="false"/>
      <style:text-properties officeooo:paragraph-rsid="000d71e3"/>
    </style:style>
    <style:style style:name="P58" style:family="paragraph" style:parent-style-name="Table_20_Contents">
      <style:paragraph-properties fo:margin-top="0cm" fo:margin-bottom="0cm" style:contextual-spacing="false" fo:line-height="150%" fo:text-align="justify" style:justify-single-word="false" fo:text-indent="0cm" style:auto-text-indent="false" fo:break-before="page"/>
      <style:text-properties officeooo:paragraph-rsid="000d9464"/>
    </style:style>
    <style:style style:name="P59" style:family="paragraph" style:parent-style-name="Table_20_Contents">
      <style:paragraph-properties fo:margin-top="0cm" fo:margin-bottom="0cm" style:contextual-spacing="false" fo:line-height="150%" fo:text-align="center" style:justify-single-word="false" fo:text-indent="0cm" style:auto-text-indent="false"/>
      <style:text-properties officeooo:paragraph-rsid="000d9464"/>
    </style:style>
    <style:style style:name="P60" style:family="paragraph" style:parent-style-name="Text_20_body">
      <style:paragraph-properties fo:text-align="justify" style:justify-single-word="false" fo:text-indent="0cm" style:auto-text-indent="false"/>
      <style:text-properties style:font-name="Times New Roman" fo:font-size="14pt" fo:font-weight="bold" officeooo:rsid="000d71e3" officeooo:paragraph-rsid="000d71e3" style:font-size-asian="14pt" style:font-weight-asian="bold" style:font-size-complex="14pt" style:font-weight-complex="bold"/>
    </style:style>
    <style:style style:name="P61" style:family="paragraph" style:parent-style-name="Text_20_body" style:list-style-name="L1">
      <style:paragraph-properties fo:text-align="justify" style:justify-single-word="false"/>
      <style:text-properties fo:font-weight="normal" officeooo:rsid="000d71e3" officeooo:paragraph-rsid="000d71e3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ca892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0ca892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0ca892" style:font-size-asian="14pt" style:font-weight-asian="normal" style:font-size-complex="14pt" style:font-weight-complex="normal" loext:padding="0cm" loext:border="none"/>
    </style:style>
    <style:style style:name="T6" style:family="text">
      <style:text-properties style:font-name="Times New Roman" fo:font-size="14pt" fo:font-weight="normal" officeooo:rsid="000d71e3" style:font-size-asian="14pt" style:font-weight-asian="normal" style:font-size-complex="14pt" style:font-weight-complex="normal" loext:padding="0cm" loext:border="none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officeooo:rsid="000ca892" style:font-size-asian="14pt" style:font-size-complex="14pt" loext:padding="0cm" loext:border="none"/>
    </style:style>
    <style:style style:name="T9" style:family="text">
      <style:text-properties style:font-name="Times New Roman" fo:font-size="14pt" fo:font-weight="bold" officeooo:rsid="000ca892" style:font-size-asian="14pt" style:font-weight-asian="bold" style:font-size-complex="14pt" style:font-weight-complex="bold" loext:padding="0cm" loext:border="none"/>
    </style:style>
    <style:style style:name="T10" style:family="text">
      <style:text-properties style:font-name="Times New Roman" fo:font-size="14pt" fo:font-style="normal" fo:font-weight="bold" officeooo:rsid="000ca892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" style:family="text">
      <style:text-properties style:font-name="Times New Roman" fo:font-size="14pt" fo:font-style="normal" fo:font-weight="normal" officeooo:rsid="000d71e3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3" style:family="text">
      <style:text-properties style:font-name="Times New Roman" fo:font-size="14pt" fo:font-style="normal" fo:font-weight="normal" officeooo:rsid="000d71e3" style:font-size-asian="14pt" style:font-style-asian="normal" style:font-weight-asian="normal" style:font-name-complex="Times New Roman1" style:font-size-complex="14pt" style:font-style-complex="normal" style:font-weight-complex="normal" loext:padding="0cm" loext:border="none"/>
    </style:style>
    <style:style style:name="T14" style:family="text">
      <style:text-properties style:font-name="Times New Roman" fo:font-size="14pt" fo:font-style="normal" style:text-underline-style="none" fo:font-weight="normal" officeooo:rsid="000d71e3" style:font-size-asian="14pt" style:font-style-asian="normal" style:font-weight-asian="normal" style:font-name-complex="Times New Roman1" style:font-size-complex="14pt" style:font-style-complex="normal" style:font-weight-complex="normal" loext:padding="0cm" loext:border="none"/>
    </style:style>
    <style:style style:name="T15" style:family="text">
      <style:text-properties style:font-name="Times New Roman" fo:font-size="14pt" fo:font-style="normal" style:text-underline-style="none" fo:font-weight="bold" officeooo:rsid="000d71e3" style:font-size-asian="14pt" style:font-style-asian="normal" style:font-weight-asian="bold" style:font-name-complex="Times New Roman1" style:font-size-complex="14pt" style:font-style-complex="normal" style:font-weight-complex="bold" loext:padding="0cm" loext:border="none"/>
    </style:style>
    <style:style style:name="T16" style:family="text">
      <style:text-properties style:font-name="Times New Roman" fo:font-size="14pt" fo:font-style="normal" style:text-underline-style="solid" style:text-underline-width="auto" style:text-underline-color="font-color" fo:font-weight="normal" officeooo:rsid="000d71e3" style:font-size-asian="14pt" style:font-style-asian="normal" style:font-weight-asian="normal" style:font-name-complex="Times New Roman1" style:font-size-complex="14pt" style:font-style-complex="normal" style:font-weight-complex="normal" loext:padding="0cm" loext:border="none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font-weight="normal" officeooo:rsid="000ca892" style:font-weight-asian="normal" style:font-weight-complex="normal"/>
    </style:style>
    <style:style style:name="T19" style:family="text">
      <style:text-properties style:font-name="Times New Roman" fo:font-weight="normal" officeooo:rsid="000d71e3" style:font-weight-asian="normal" style:font-weight-complex="normal"/>
    </style:style>
    <style:style style:name="T20" style:family="text">
      <style:text-properties style:font-name="Times New Roman" fo:font-weight="normal" style:font-weight-asian="normal" style:font-name-complex="Times New Roman1" style:font-weight-complex="normal"/>
    </style:style>
    <style:style style:name="T21" style:family="text">
      <style:text-properties style:font-name="Times New Roman" fo:font-style="normal" fo:font-weight="bold" style:font-style-asian="normal" style:font-weight-asian="bold" style:font-style-complex="normal" style:font-weight-complex="bold" loext:padding="0cm" loext:border="none"/>
    </style:style>
    <style:style style:name="T22" style:family="text">
      <style:text-properties style:font-name="Times New Roman" fo:font-size="30pt" fo:font-style="normal" fo:font-weight="bold" officeooo:rsid="000d71e3" style:font-size-asian="26.25pt" style:font-style-asian="normal" style:font-weight-asian="bold" style:font-size-complex="30pt" style:font-style-complex="normal" style:font-weight-complex="bold" loext:padding="0cm" loext:border="none"/>
    </style:style>
    <style:style style:name="T23" style:family="text">
      <style:text-properties style:font-name="MS Shell Dlg 2" fo:font-size="8pt" style:font-size-asian="8pt"/>
    </style:style>
    <style:style style:name="T24" style:family="text">
      <style:text-properties fo:language="en" fo:country="US"/>
    </style:style>
    <style:style style:name="T25" style:family="text">
      <style:text-properties fo:language="ru" fo:country="RU"/>
    </style:style>
    <style:style style:name="T26" style:family="text">
      <style:text-properties fo:color="#343434" loext:opacity="100%" style:font-name="Times New Roman" style:font-name-asian="Times New Roman1" style:language-asian="ru" style:country-asian="RU" style:font-name-complex="Times New Roman1" loext:padding="0cm" loext:border="none" loext:shadow="none"/>
    </style:style>
    <style:style style:name="T27" style:family="text">
      <style:text-properties fo:color="#343434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8" style:family="text">
      <style:text-properties fo:font-style="normal" fo:font-weight="normal" officeooo:rsid="000d71e3" style:font-style-asian="normal" style:font-weight-asian="normal" style:font-style-complex="normal" style:font-weight-complex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и науки Республики Башкортостан</text:p>
      <text:p text:style-name="P7">ГБПОУ Сибайский педагогический колледж им.Б.М.Мамбеткулова</text:p>
      <text:p text:style-name="P3"/>
      <text:p text:style-name="P3"/>
      <text:p text:style-name="P5"/>
      <text:p text:style-name="P25">ТЕХНИЧЕСКИЕ ПАРАМЕТРЫ НАПИСАНИЯ</text:p>
      <text:p text:style-name="P25">УЧЕБНО-ИСЛЕДОВАТЕЛЬСКОЙ РАБОТЫ</text:p>
      <text:p text:style-name="P9"><text:span text:style-name="T1"/></text:p>
      <text:p text:style-name="P9"/>
      <text:p text:style-name="P4">КУРСОВАЯ РАБОТА</text:p>
      <text:p text:style-name="P6"/>
      <text:p text:style-name="P4">Нугуманов Мухаммад Ахтарович</text:p>
      <text:p text:style-name="P4"/>
      <text:p text:style-name="P4"/>
      <text:p text:style-name="P6">Специальность 09.02.07 Информационные системы и программирование</text:p>
      <text:p text:style-name="P6"/>
      <text:p text:style-name="P6"/>
      <text:p text:style-name="P6">Курс <text:span text:style-name="T24">II, </text:span><text:span text:style-name="T25">группа Б</text:span></text:p>
      <text:p text:style-name="P6"><text:span text:style-name="T25"/></text:p>
      <text:p text:style-name="P6"><text:span text:style-name="T25"/></text:p>
      <text:p text:style-name="P26">Руководитель__________ Ишкильдина М.Р. преподаватель информатики</text:p>
      <text:p text:style-name="P26">(Подпись) <text:s text:c="56"/></text:p>
      <text:p text:style-name="P6"><text:span text:style-name="T25"/></text:p>
      <text:p text:style-name="P6"><text:span text:style-name="T25"/></text:p>
      <text:p text:style-name="P26">Даты защиты_____<text:tab/><text:tab/><text:tab/><text:tab/>Оценка__________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6"><text:span text:style-name="T25"/></text:p>
      <text:p text:style-name="P26">Сибай 2024</text:p>
      <text:h text:style-name="P21" text:outline-level="1">СОДЕРЖАНИЕ</text:h>
      <text:p text:style-name="P8"><text:span text:style-name="T1"/></text:p>
      <text:p text:style-name="P8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ПОЯСНИТЕЛЬНАЯ ЗАПИСКА</text:p>
          </table:table-cell>
          <table:table-cell table:style-name="Таблица1.A1" office:value-type="string">
            <text:p text:style-name="P11">стр.</text:p>
          </table:table-cell>
        </table:table-row>
        <table:table-row>
          <table:table-cell table:style-name="Таблица1.A1" office:value-type="string">
            <text:p text:style-name="P10">ВВЕДЕНИЕ…………………………………………………………………….</text:p>
          </table:table-cell>
          <table:table-cell table:style-name="Таблица1.A1" office:value-type="string">
            <text:p text:style-name="P14">3</text:p>
          </table:table-cell>
        </table:table-row>
        <table:table-row>
          <table:table-cell table:style-name="Таблица1.A1" office:value-type="string">
            <text:p text:style-name="P27" loext:marker-style-name="T23"><text:span text:style-name="T1">§1. Понятия учебно-исследовательской работы……………………………..</text:span></text:p>
          </table:table-cell>
          <table:table-cell table:style-name="Таблица1.A1" office:value-type="string">
            <text:p text:style-name="P14">4</text:p>
          </table:table-cell>
        </table:table-row>
        <table:table-row>
          <table:table-cell table:style-name="Таблица1.A1" office:value-type="string">
            <text:p text:style-name="P28" loext:marker-style-name="T23"><text:span text:style-name="T1">§</text:span><text:span text:style-name="T2">2. Обзор технических параметров написания учебно-исследовательской работы…………………………………………………………………………..</text:span></text:p>
          </table:table-cell>
          <table:table-cell table:style-name="Таблица1.A1" office:value-type="string">
            <text:p text:style-name="P14">5</text:p>
          </table:table-cell>
        </table:table-row>
        <table:table-row>
          <table:table-cell table:style-name="Таблица1.A1" office:value-type="string">
            <text:p text:style-name="P10">САМОАНАЛИЗ………………………………………………………………..</text:p>
          </table:table-cell>
          <table:table-cell table:style-name="Таблица1.A1" office:value-type="string">
            <text:p text:style-name="P14">14</text:p>
          </table:table-cell>
        </table:table-row>
        <table:table-row table:style-name="Таблица1.6">
          <table:table-cell table:style-name="Таблица1.A1" office:value-type="string">
            <text:p text:style-name="P10">ПРИЛОЖЕНИЕ………………………………………………………………..</text:p>
          </table:table-cell>
          <table:table-cell table:style-name="Таблица1.A1" office:value-type="string">
            <text:p text:style-name="P14">15</text:p>
          </table:table-cell>
        </table:table-row>
      </table:table>
      <text:h text:style-name="P22" text:outline-level="2" text:is-list-header="true"><text:span text:style-name="T18"/></text:h>
      <text:h text:style-name="P23" text:outline-level="2">ВВЕДЕНИЕ</text:h>
      <text:p text:style-name="P2"><text:span text:style-name="T7"/></text:p>
      <text:p text:style-name="P2"><text:span text:style-name="T7"/></text:p>
      <text:p text:style-name="P20"><text:span text:style-name="T7">Тема исследования:</text:span><text:span text:style-name="T3"> Понятия и образ технических параметров учебно-исследовательских работ.</text:span></text:p>
      <text:p text:style-name="P20"><text:span text:style-name="T3"/></text:p>
      <text:p text:style-name="P20"><text:span text:style-name="T7">Цель исследования: </text:span><text:span text:style-name="T3">Изучить понятия и образы технических параметров учебно-исследовательских работ.</text:span></text:p>
      <text:p text:style-name="P20"><text:span text:style-name="T3"/></text:p>
      <text:p text:style-name="P60">Задачи:</text:p>
      <text:list text:style-name="L1">
        <text:list-item>
          <text:p text:style-name="P61">Изучение основных понятий по теме проекта.</text:p>
        </text:list-item>
        <text:list-item>
          <text:p text:style-name="P61">выполнение практической части проектной работы.</text:p>
        </text:list-item>
        <text:list-item>
          <text:p text:style-name="P61">Провести анализ проделанной работы.</text:p>
        </text:list-item>
        <text:list-item>
          <text:p text:style-name="P61">Предоставление проделанной работы преподавателю.</text:p>
        </text:list-item>
      </text:list>
      <text:h text:style-name="P24" text:outline-level="2">§1. ПОНЯТИЯ УЧЕБНО-ИССЛЕДОВАТЕЛЬСКОЙ РАБОТЫ</text:h>
      <text:p text:style-name="P29" loext:marker-style-name="T23"><text:span text:style-name="T1"/></text:p>
      <text:p text:style-name="P29" loext:marker-style-name="T23"><text:span text:style-name="Strong_20_Emphasis"><text:span text:style-name="T1"/></text:span></text:p>
      <text:p text:style-name="P30" loext:marker-style-name="T23"><text:span text:style-name="Strong_20_Emphasis"><text:span text:style-name="T17">Учебно-исследовательская работа</text:span></text:span><text:span text:style-name="Strong_20_Emphasis"><text:span text:style-name="T19">(УИР) -</text:span></text:span><text:span text:style-name="Strong_20_Emphasis"><text:span text:style-name="T17"> Это вид учебной деятельности, который объединяет процесс обучения и исследования. Учащиеся проводят исследовательскую работу по определенной теме или проблеме с целью расширения знаний и приобретения новых навыков.</text:span></text:span></text:p>
      <text:p text:style-name="P30" loext:marker-style-name="T23"><text:span text:style-name="Strong_20_Emphasis"><text:span text:style-name="T17">Научный подход - Включает в себя систематическое изучение и применение научных методов для решения проблемы или ответа на заданный вопрос в рамках учебно-исследовательской работы.</text:span></text:span></text:p>
      <text:p text:style-name="P30" loext:marker-style-name="T23"><text:span text:style-name="Strong_20_Emphasis"><text:span text:style-name="T17">Постановка задачи - Определение целей и задач, которые необходимо выполнить при проведении исследования для достижения поставленной цели.</text:span></text:span></text:p>
      <text:p text:style-name="P30" loext:marker-style-name="T23"><text:span text:style-name="Strong_20_Emphasis"><text:span text:style-name="T17">Гипотеза - Это предположение, которое делается на основе знаний и логических выводов и которое подлежит проверке в процессе проведения учебно-исследовательской работы.</text:span></text:span></text:p>
      <text:p text:style-name="P30" loext:marker-style-name="T23"><text:span text:style-name="Strong_20_Emphasis"><text:span text:style-name="T17">Эмпирические данные - Полученные из наблюдений, опросов, экспериментов или других методов информация, используемая в учебно-исследовательской работе для подтверждения или опровержения гипотезы и ответа на поставленные вопросы.</text:span></text:span></text:p>
      <text:p text:style-name="P30" loext:marker-style-name="T23"><text:span text:style-name="Strong_20_Emphasis"><text:span text:style-name="T17">Анализ и обсуждение результатов</text:span></text:span><text:span text:style-name="Strong_20_Emphasis"><text:span text:style-name="T19"> -</text:span></text:span><text:span text:style-name="Strong_20_Emphasis"><text:span text:style-name="T17"> Процесс, в ходе которого происходит критическое осмысление полученных данных, их интерпретация и сопоставление с предварительными гипотезами и целями исследования.</text:span></text:span></text:p>
      <text:p text:style-name="P30" loext:marker-style-name="T23"><text:span text:style-name="Strong_20_Emphasis"><text:span text:style-name="T17">Выводы и рекомендации - Формулирование основных результатов учебно-исследовательской работы, подведение итогов и предложение путей дальнейших исследований или практических действий на основе полученных данных.</text:span></text:span></text:p>
      <text:p text:style-name="P33" loext:marker-style-name="T23"><text:span text:style-name="Strong_20_Emphasis"><text:span text:style-name="T4">Эти понятия играют важную роль в проведении и осуществлении учебно-исследовательской работы, способствуя развитию критического мышления, исследовательских навыков и творческого подхода учащихся.</text:span></text:span></text:p>
      <text:p text:style-name="P33" loext:marker-style-name="T23"><text:span text:style-name="Strong_20_Emphasis"><text:span text:style-name="T5"/></text:span></text:p>
      <text:p text:style-name="P55" loext:marker-style-name="T23"><text:span text:style-name="Strong_20_Emphasis"><text:span text:style-name="T9">§2. Обзор технических параметров написания</text:span></text:span></text:p>
      <text:p text:style-name="P56" loext:marker-style-name="T23"><text:span text:style-name="Strong_20_Emphasis"><text:span text:style-name="T9">учебно-исследовательской работы</text:span></text:span></text:p>
      <text:p text:style-name="P56" loext:marker-style-name="T23"><text:span text:style-name="Strong_20_Emphasis"><text:span text:style-name="T9"/></text:span></text:p>
      <text:p text:style-name="P31" loext:marker-style-name="T23"><text:span text:style-name="Strong_20_Emphasis"><text:span text:style-name="T17"><text:tab/>Учащиеся проводят исследовательскую работу по определенной теме или проблеме с целью расширения знаний и приобретения новых навыков.</text:span></text:span></text:p>
      <text:p text:style-name="P33" loext:marker-style-name="T23"><text:span text:style-name="Strong_20_Emphasis"><text:span text:style-name="T4">Вот несколько ключевых аспектов учебно-исследовательской работы:</text:span></text:span></text:p>
      <text:list text:style-name="L2">
        <text:list-item>
          <text:list>
            <text:list-item>
              <text:p text:style-name="P35" loext:marker-style-name="T23"><text:span text:style-name="Strong_20_Emphasis"><text:span text:style-name="T4">Цель: Основная цель учебно-исследовательской работы - расширение знаний учащихся и приобретение новых навыков путем изучения выбранной темы или проблемы.</text:span></text:span></text:p>
            </text:list-item>
            <text:list-item>
              <text:p text:style-name="P35" loext:marker-style-name="T23"><text:span text:style-name="Strong_20_Emphasis"><text:span text:style-name="T4">Самостоятельность: Учащиеся проводят исследования самостоятельно или в группах под руководством преподавателей. Это позволяет развивать их способности к самостоятельной работе, анализу и критическому мышлению.</text:span></text:span></text:p>
            </text:list-item>
          </text:list>
        </text:list-item>
      </text:list>
      <text:list text:style-name="L3">
        <text:list-item>
          <text:list>
            <text:list-item>
              <text:p text:style-name="P36" loext:marker-style-name="T23"><text:span text:style-name="Strong_20_Emphasis"><text:span text:style-name="T4">Исследовательский процесс: Учащиеся обычно проходят все этапы научного исследования - от постановки проблемы и формулирования гипотезы до сбора и анализа данных, выводов и представления результатов.</text:span></text:span></text:p>
            </text:list-item>
            <text:list-item>
              <text:p text:style-name="P36" loext:marker-style-name="T23"><text:span text:style-name="Strong_20_Emphasis"><text:span text:style-name="T4">Развитие навыков: Учебно-исследовательская работа способствует развитию различных навыков, таких как постановка задач, работа с источниками информации, анализ результатов и формулирование выводов.</text:span></text:span></text:p>
            </text:list-item>
            <text:list-item>
              <text:p text:style-name="P36" loext:marker-style-name="T23"><text:span text:style-name="Strong_20_Emphasis"><text:span text:style-name="T4">Практическая значимость: Результаты учебно-исследовательской работы могут иметь практическое применение, оказывая влияние на образовательный процесс, научные открытия и общество в целом.</text:span></text:span></text:p>
            </text:list-item>
          </text:list>
        </text:list-item>
      </text:list>
      <text:p text:style-name="P37" loext:marker-style-name="T23"><text:span text:style-name="Strong_20_Emphasis"><text:span text:style-name="T4">Научный подход включает в себя систематическое изучение и применение научных методов для решения проблемы или ответа на заданный вопрос в рамках учебно-исследовательской работы.</text:span></text:span></text:p>
      <text:p text:style-name="P33" loext:marker-style-name="T23"><text:span text:style-name="Strong_20_Emphasis"><text:span text:style-name="T4">Вот дополнительные аспекты научного подхода:</text:span></text:span></text:p>
      <text:list text:style-name="L4">
        <text:list-item>
          <text:list>
            <text:list-item>
              <text:p text:style-name="P39" loext:marker-style-name="T23"><text:span text:style-name="Strong_20_Emphasis"><text:span text:style-name="T4">Эмпирические исследования: Научный подход основан на наблюдениях, экспериментах и фактических данных, что требует систематического сбора и анализа информации.</text:span></text:span></text:p>
            </text:list-item>
            <text:list-item>
              <text:p text:style-name="P39" loext:marker-style-name="T23"><text:soft-page-break/><text:span text:style-name="Strong_20_Emphasis"><text:span text:style-name="T4">Логическое мышление: Научный подход требует использования логического мышления для формулирования гипотез, построения аргументов и выводов на основе имеющихся данных.</text:span></text:span></text:p>
            </text:list-item>
            <text:list-item>
              <text:p text:style-name="P39" loext:marker-style-name="T23"><text:span text:style-name="Strong_20_Emphasis"><text:span text:style-name="T4">Тестирование гипотез: Суть научного подхода - проверка гипотез и теорий с помощью контролируемых экспериментов или наблюдений, что позволяет определить их достоверность.</text:span></text:span></text:p>
            </text:list-item>
            <text:list-item>
              <text:p text:style-name="P39" loext:marker-style-name="T23"><text:span text:style-name="Strong_20_Emphasis"><text:span text:style-name="T4">Индукция и дедукция: Научный подход использует методы индукции (получение общих закономерностей из наблюдений) и дедукции (применение общих законов к конкретным ситуациям) для выявления закономерностей и объяснения явлений.</text:span></text:span></text:p>
            </text:list-item>
            <text:list-item>
              <text:p text:style-name="P39" loext:marker-style-name="T23"><text:span text:style-name="Strong_20_Emphasis"><text:span text:style-name="T4">Объективность и репрезентативность: Научный подход стремится к объективности результатов и обеспечивает репрезентативность и достоверность данных, что позволяет делать общие выводы и генерализации.</text:span></text:span></text:p>
            </text:list-item>
          </text:list>
        </text:list-item>
      </text:list>
      <text:p text:style-name="P37" loext:marker-style-name="T23"><text:span text:style-name="Strong_20_Emphasis"><text:span text:style-name="T4">Научный подход является основой для проведения учебно-исследовательской работы и позволяет учащимся развивать критическое мышление, аналитические способности и научный метод.</text:span></text:span></text:p>
      <text:p text:style-name="P37" loext:marker-style-name="T23"><text:span text:style-name="Strong_20_Emphasis"><text:span text:style-name="T4">Постановка задачи - это определение целей и задач, которые необходимо выполнить при проведении исследования для достижения поставленной цели.</text:span></text:span></text:p>
      <text:p text:style-name="P33" loext:marker-style-name="T23"><text:span text:style-name="Strong_20_Emphasis"><text:span text:style-name="T4">Вот несколько ключевых аспектов постановки задачи:</text:span></text:span></text:p>
      <text:list text:style-name="L5">
        <text:list-item>
          <text:list>
            <text:list-item>
              <text:p text:style-name="P40" loext:marker-style-name="T23"><text:span text:style-name="Strong_20_Emphasis"><text:span text:style-name="T4">Определение цели: Это общий результат, который вы хотите достичь в результате проведения учебно-исследовательской работы. Цель должна быть конкретной, измеримой и реалистичной.</text:span></text:span></text:p>
            </text:list-item>
            <text:list-item>
              <text:p text:style-name="P40" loext:marker-style-name="T23"><text:span text:style-name="Strong_20_Emphasis"><text:span text:style-name="T4">Формулирование задач: Задачи представляют собой конкретные шаги или действия, которые необходимо выполнить для достижения поставленной цели. Они должны быть четко сформулированы и ориентированы на решение определенных проблем или вопросов.</text:span></text:span></text:p>
            </text:list-item>
            <text:list-item>
              <text:p text:style-name="P40" loext:marker-style-name="T23"><text:span text:style-name="Strong_20_Emphasis"><text:span text:style-name="T4">Идентификация методов: Постановка задачи также включает выбор методов и подходов, которые будут использованы для выполнения каждой задачи. Это включает в себя определение инструментов, техник и процессов исследования.</text:span></text:span></text:p>
            </text:list-item>
            <text:list-item>
              <text:p text:style-name="P40" loext:marker-style-name="T23"><text:soft-page-break/><text:span text:style-name="Strong_20_Emphasis"><text:span text:style-name="T4">Установление временных рамок: Определение сроков и временных рамок для выполнения каждой задачи поможет организовать работу и обеспечить своевременное выполнение исследования.</text:span></text:span></text:p>
            </text:list-item>
            <text:list-item>
              <text:p text:style-name="P40" loext:marker-style-name="T23"><text:span text:style-name="Strong_20_Emphasis"><text:span text:style-name="T4">Оценка ресурсов: Постановка задачи также включает выявление необходимых ресурсов - информационных, финансовых, временных и других, которые потребуются для успешного выполнения задач и достижения цели исследования.</text:span></text:span></text:p>
            </text:list-item>
          </text:list>
        </text:list-item>
      </text:list>
      <text:p text:style-name="P33" loext:marker-style-name="T23"><text:span text:style-name="Strong_20_Emphasis"><text:span text:style-name="T5">Правильная постановка задачи является основой для успешного проведения учебно-исследовательской работы, помогает выстраивать логику работы и достигать поставленных целей исследования.</text:span></text:span></text:p>
      <text:p text:style-name="P37" loext:marker-style-name="T23"><text:span text:style-name="Strong_20_Emphasis"><text:span text:style-name="T4">Гипотеза - это предположение, которое делается на основе имеющихся знаний, логических выводов или интуиции и которое подлежит проверке в процессе проведения учебно-исследовательской работы.</text:span></text:span></text:p>
      <text:p text:style-name="P33" loext:marker-style-name="T23"><text:span text:style-name="Strong_20_Emphasis"><text:span text:style-name="T4">Вот несколько дополнительных аспектов гипотезы:</text:span></text:span></text:p>
      <text:list text:style-name="L6">
        <text:list-item>
          <text:list>
            <text:list-item>
              <text:p text:style-name="P41" loext:marker-style-name="T23"><text:span text:style-name="Strong_20_Emphasis"><text:span text:style-name="T4">Формулирование: Гипотеза формулируется как предположение о возможных отношениях между явлениями или переменными, которые будет проверяться в ходе исследования.</text:span></text:span></text:p>
            </text:list-item>
            <text:list-item>
              <text:p text:style-name="P41" loext:marker-style-name="T23"><text:span text:style-name="Strong_20_Emphasis"><text:span text:style-name="T4">Проверяемость: Гипотеза должна быть сформулирована таким образом, чтобы ее можно было проверить путем сбора и анализа данных или проведения эксперимента.</text:span></text:span></text:p>
            </text:list-item>
            <text:list-item>
              <text:p text:style-name="P41" loext:marker-style-name="T23"><text:span text:style-name="Strong_20_Emphasis"><text:span text:style-name="T4">Подтверждение или опровержение: Цель проверки гипотезы - либо подтвердить, либо опровергнуть предположение на основе полученных результатов и данных.</text:span></text:span></text:p>
            </text:list-item>
            <text:list-item>
              <text:p text:style-name="P41" loext:marker-style-name="T23"><text:span text:style-name="Strong_20_Emphasis"><text:span text:style-name="T4">Научная основанность: Гипотеза должна быть основана на существующих знаниях, логике и обоснована с точки зрения научных принципов.</text:span></text:span></text:p>
            </text:list-item>
            <text:list-item>
              <text:p text:style-name="P41" loext:marker-style-name="T23"><text:span text:style-name="Strong_20_Emphasis"><text:span text:style-name="T4">Роль в исследовании: Гипотеза определяет направление и цель исследования, помогает структурировать и организовать работу исследователя.</text:span></text:span></text:p>
            </text:list-item>
            <text:list-item>
              <text:p text:style-name="P41" loext:marker-style-name="T23"><text:soft-page-break/><text:span text:style-name="Strong_20_Emphasis"><text:span text:style-name="T4">Связь с выводами: Результаты проверки гипотезы могут привести к формулированию выводов, изменению представлений или дальнейшему исследованию новых аспектов проблемы.</text:span></text:span></text:p>
            </text:list-item>
          </text:list>
        </text:list-item>
      </text:list>
      <text:p text:style-name="P37" loext:marker-style-name="T23"><text:span text:style-name="Strong_20_Emphasis"><text:span text:style-name="T4">Гипотеза играет важную роль в учебно-исследовательской работе, представляя собой отправную точку для проведения исследования, проверки новых идей и расширения научных знаний.</text:span></text:span></text:p>
      <text:p text:style-name="P37" loext:marker-style-name="T23"><text:span text:style-name="Strong_20_Emphasis"><text:span text:style-name="T4">Эмпирические данные - полученную из наблюдений, опросов, экспериментов или других методов исследования в ходе учебной работы. Они являются основным источником фактических сведений, которые используются для подтверждения или опровержения гипотезы, анализа и формулирования выводов на основе этих данных.</text:span></text:span></text:p>
      <text:p text:style-name="P33" loext:marker-style-name="T23"><text:span text:style-name="Strong_20_Emphasis"><text:span text:style-name="T4">Некоторые ключевые аспекты эмпирических данных:</text:span></text:span></text:p>
      <text:list text:style-name="L7">
        <text:list-item>
          <text:list>
            <text:list-item>
              <text:p text:style-name="P42" loext:marker-style-name="T23"><text:span text:style-name="Strong_20_Emphasis"><text:span text:style-name="T4">Наблюдения: Эмпирические данные могут включать в себя результаты наблюдений, проведенных исследователями для сбора фактической информации о явлениях или объектах исследования.</text:span></text:span></text:p>
            </text:list-item>
            <text:list-item>
              <text:p text:style-name="P42" loext:marker-style-name="T23"><text:span text:style-name="Strong_20_Emphasis"><text:span text:style-name="T4">Опросы и анкетирование: Использование опросов и анкет для сбора мнений, мнений и данных от участников исследования.</text:span></text:span></text:p>
            </text:list-item>
            <text:list-item>
              <text:p text:style-name="P42" loext:marker-style-name="T23"><text:span text:style-name="Strong_20_Emphasis"><text:span text:style-name="T4">Эксперименты: Проведение контролируемых экспериментов для изучения воздействия переменных на результаты и проверки гипотезы.</text:span></text:span></text:p>
            </text:list-item>
            <text:list-item>
              <text:p text:style-name="P42" loext:marker-style-name="T23"><text:span text:style-name="Strong_20_Emphasis"><text:span text:style-name="T4">Документационный анализ: Использование документов, архивов, литературы и других источников информации для сбора данных и анализа существующих результатов исследований.</text:span></text:span></text:p>
            </text:list-item>
            <text:list-item>
              <text:p text:style-name="P42" loext:marker-style-name="T23"><text:span text:style-name="Strong_20_Emphasis"><text:span text:style-name="T4">Качественные и количественные данные: Эмпирические данные могут быть как качественными (описательными), так и количественными (цифровыми), что позволяет проводить разнообразный анализ исследовательских результатов.</text:span></text:span></text:p>
            </text:list-item>
          </text:list>
        </text:list-item>
      </text:list>
      <text:p text:style-name="P37" loext:marker-style-name="T23"><text:span text:style-name="Strong_20_Emphasis"><text:span text:style-name="T4">Эмпирические данные играют важную роль в учебно-исследовательской работе, обеспечивая фактическую основу для исследования, проверки гипотез и формулирования выводов научного исследования.</text:span></text:span></text:p>
      <text:p text:style-name="P37" loext:marker-style-name="T23"><text:soft-page-break/><text:span text:style-name="Strong_20_Emphasis"><text:span text:style-name="T4">Анализ и обсуждение результатов - этот процесс включает критическое осмысление и интерпретацию полученных данных, а также их сопоставление с предварительными гипотезами и целями исследования.</text:span></text:span></text:p>
      <text:p text:style-name="P33" loext:marker-style-name="T23"><text:span text:style-name="Strong_20_Emphasis"><text:span text:style-name="T4">Вот несколько основных аспектов анализа и обсуждения результатов:</text:span></text:span></text:p>
      <text:list text:style-name="L8">
        <text:list-item>
          <text:list>
            <text:list-item>
              <text:p text:style-name="P43" loext:marker-style-name="T23"><text:span text:style-name="Strong_20_Emphasis"><text:span text:style-name="T4">Интерпретация данных: Включает в себя понимание и объяснение полученных результатов и данных на основе предварительных гипотез, теорий и целей исследования.</text:span></text:span></text:p>
            </text:list-item>
            <text:list-item>
              <text:p text:style-name="P44" loext:marker-style-name="T23"><text:span text:style-name="Strong_20_Emphasis"><text:span text:style-name="T4">Сопоставление с гипотезами: Результаты анализа сравниваются с изначальными гипотезами и предположениями, чтобы оценить соответствие или расхождение между ожидаемыми и фактическими результатами.</text:span></text:span></text:p>
            </text:list-item>
            <text:list-item>
              <text:p text:style-name="P44" loext:marker-style-name="T23"><text:span text:style-name="Strong_20_Emphasis"><text:span text:style-name="T4">Выявление закономерностей: Поиск взаимосвязей и закономерностей в данных, выявление тенденций и особенностей, которые могут появиться при более детальном анализе.</text:span></text:span></text:p>
            </text:list-item>
            <text:list-item>
              <text:p text:style-name="P44" loext:marker-style-name="T23"><text:span text:style-name="Strong_20_Emphasis"><text:span text:style-name="T4">Формулирование выводов: На основе интерпретации данных и сопоставления с гипотезами формулируются выводы и результаты исследования, которые свидетельствуют о том, что удалось узнать в ходе работы.</text:span></text:span></text:p>
            </text:list-item>
            <text:list-item>
              <text:p text:style-name="P44" loext:marker-style-name="T23"><text:span text:style-name="Strong_20_Emphasis"><text:span text:style-name="T4">Объяснение практических и теоретических значений: Результаты анализа и обсуждения могут также включать обсуждение практических и теоретических значений открытий, а также предложения по дальнейшему исследованию и развитию темы.</text:span></text:span></text:p>
            </text:list-item>
          </text:list>
        </text:list-item>
      </text:list>
      <text:p text:style-name="P37" loext:marker-style-name="T23"><text:span text:style-name="Strong_20_Emphasis"><text:span text:style-name="T4">Через анализ и обсуждение результатов учебной работы исследователь может получить глубокое понимание предмета исследования, проверить гипотезы, выявить важные закономерности и сделать выводы, которые могут привести к новым открытиям и пониманию изучаемой проблемы.</text:span></text:span></text:p>
      <text:p text:style-name="P37" loext:marker-style-name="T23"><text:span text:style-name="Strong_20_Emphasis"><text:span text:style-name="T4">Выводы и рекомендации формулирование основных результатов учебно-исследовательской работы, подведение итогов и предложение путей дальнейших исследований или практических действий на основе полученных данных.</text:span></text:span></text:p>
      <text:p text:style-name="P37" loext:marker-style-name="T23"><text:span text:style-name="Strong_20_Emphasis"><text:span text:style-name="T5">Вот несколько ключевых аспектов выводов и рекомендаций:</text:span></text:span></text:p>
      <text:list text:style-name="L9">
        <text:list-item>
          <text:list>
            <text:list-item>
              <text:p text:style-name="P45" loext:marker-style-name="T23"><text:soft-page-break/><text:span text:style-name="Strong_20_Emphasis"><text:span text:style-name="T5">Формулирование выводов: Выводы представляют собой основные результаты исследования, сформулированные на основе анализа данных, проверки гипотез и сопоставления с целями работы. Они должны быть конкретными, ясными и отражать ключевые аспекты исследования.</text:span></text:span></text:p>
            </text:list-item>
            <text:list-item>
              <text:p text:style-name="P45" loext:marker-style-name="T23"><text:span text:style-name="Strong_20_Emphasis"><text:span text:style-name="T5">Подведение итогов: Подведение итогов включает в себя обобщение полученных результатов, выделение основных положений и важных точек, которые характеризуют ход исследования, его успешность и значимость.</text:span></text:span></text:p>
            </text:list-item>
            <text:list-item>
              <text:p text:style-name="P45" loext:marker-style-name="T23"><text:span text:style-name="Strong_20_Emphasis"><text:span text:style-name="T5">Формулирование рекомендаций: На основе выводов и результатов учебно-исследовательской работы формулируются рекомендации, предложения о путях дальнейших исследований, практических действий или улучшений в области исследования.</text:span></text:span></text:p>
            </text:list-item>
            <text:list-item>
              <text:p text:style-name="P45" loext:marker-style-name="T23"><text:span text:style-name="Strong_20_Emphasis"><text:span text:style-name="T5">Практическая значимость: Рекомендации должны указывать на возможные действия или изменения, которые могут быть осуществлены на основе результатов исследования, а также на их практическую значимость и применимость.</text:span></text:span></text:p>
            </text:list-item>
          </text:list>
        </text:list-item>
      </text:list>
      <text:list text:style-name="L10">
        <text:list-item>
          <text:list>
            <text:list-item>
              <text:p text:style-name="P46" loext:marker-style-name="T23"><text:span text:style-name="Strong_20_Emphasis"><text:span text:style-name="T5">Дальнейшие исследования: Рекомендации могут также включать предложения о дальнейших исследованиях, новых направлениях исследований, которые могут быть продолжением или расширением текущего исследовательского процесса.</text:span></text:span></text:p>
            </text:list-item>
          </text:list>
        </text:list-item>
      </text:list>
      <text:p text:style-name="P37" loext:marker-style-name="T23"><text:span text:style-name="Strong_20_Emphasis"><text:span text:style-name="T5">Выводы и рекомендации являются важной частью учебно-исследовательской работы, помогая сделать обобщенные выводы, выделить ключевые аспекты исследования и предложить дальнейшие шаги или решения на основе полученных результатов и данных.</text:span></text:span></text:p>
      <text:p text:style-name="P37" loext:marker-style-name="T23"><text:span text:style-name="Strong_20_Emphasis"><text:span text:style-name="T5">Эти понятия играют важную роль в проведении и осуществлении учебно-исследовательской работы, способствуя развитию критического мышления, исследовательских навыков и творческого подхода учащихся.</text:span></text:span></text:p>
      <text:p text:style-name="P38" loext:marker-style-name="T23"><text:span text:style-name="Strong_20_Emphasis"><text:span text:style-name="T9"><text:tab/></text:span></text:span><text:span text:style-name="Strong_20_Emphasis"><text:span text:style-name="T5">При написании учебно-исследовательской работы важно уделить внимание не только содержательной части, но и техническим параметрам.</text:span></text:span></text:p>
      <text:p text:style-name="P38" loext:marker-style-name="T23"><text:soft-page-break/><text:span text:style-name="Strong_20_Emphasis"><text:span text:style-name="T8"><text:tab/></text:span></text:span><text:span text:style-name="Strong_20_Emphasis"><text:span text:style-name="T5">Структура работы учебно-исследовательская работа обычно включает в себя введение, обзор литературы, методологию исследования, результаты и выводы. Важно четко следовать выбранной структуре.</text:span></text:span></text:p>
      <text:p text:style-name="P38" loext:marker-style-name="T23"><text:span text:style-name="Strong_20_Emphasis"><text:span text:style-name="T5"><text:tab/>Давайте разберем каждый из разделов подробнее:</text:span></text:span></text:p>
      <text:list xml:id="list4213902270" text:style-name="L11">
        <text:list-item>
          <text:p text:style-name="P47" loext:marker-style-name="T23"><text:span text:style-name="Strong_20_Emphasis"><text:span text:style-name="T5">Введение:</text:span></text:span></text:p>
        </text:list-item>
      </text:list>
      <text:list text:style-name="L12">
        <text:list-item>
          <text:list>
            <text:list-item>
              <text:list>
                <text:list-item>
                  <text:list>
                    <text:list-item>
                      <text:p text:style-name="P48" loext:marker-style-name="T23"><text:span text:style-name="Strong_20_Emphasis"><text:span text:style-name="T5">В этом разделе вы должны кратко описать цели и задачи исследования, обосновать актуальность выбранной темы и продемонстрировать важность исследования для научного сообщества.</text:span></text:span></text:p>
                    </text:list-item>
                    <text:list-item>
                      <text:p text:style-name="P48" loext:marker-style-name="T23"><text:span text:style-name="Strong_20_Emphasis"><text:span text:style-name="T5">Также во введении можно представить краткий обзор структуры работы, раскрывая, что будет рассмотрено в каждом из последующих разделов.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4529566199428" text:continue-list="list4213902270" text:style-name="L11">
        <text:list-item>
          <text:p text:style-name="P47" loext:marker-style-name="T23"><text:span text:style-name="Strong_20_Emphasis"><text:span text:style-name="T5">Обзор литературы:</text:span></text:span></text:p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49" loext:marker-style-name="T23"><text:span text:style-name="Strong_20_Emphasis"><text:span text:style-name="T5">В данном разделе необходимо провести анализ существующих научных исследований, касающихся вашей темы. Опишите ключевые теории, подходы и результаты других исследователей.</text:span></text:span></text:p>
                    </text:list-item>
                    <text:list-item>
                      <text:p text:style-name="P49" loext:marker-style-name="T23"><text:span text:style-name="Strong_20_Emphasis"><text:span text:style-name="T5">Это поможет вам понять текущее состояние проблемы и определить, как ваше исследование вписывается в контекст предшествующих работ.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4529537336020" text:continue-list="list234529566199428" text:style-name="L11">
        <text:list-item>
          <text:p text:style-name="P47" loext:marker-style-name="T23"><text:span text:style-name="Strong_20_Emphasis"><text:span text:style-name="T5">Методология исследования:</text:span></text:span></text:p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0" loext:marker-style-name="T23"><text:span text:style-name="Strong_20_Emphasis"><text:span text:style-name="T5">В этом разделе необходимо описать методы, которые вы использовали для проведения исследования. Включите ваши методы сбора данных, анализа и интерпретации результатов.</text:span></text:span></text:p>
                    </text:list-item>
                    <text:list-item>
                      <text:p text:style-name="P50" loext:marker-style-name="T23"><text:span text:style-name="Strong_20_Emphasis"><text:span text:style-name="T5">Объясните, почему выбранные методы являются наиболее подходящими для решения поставленных задач и достижения целей исследования.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4527989434338" text:continue-list="list234529537336020" text:style-name="L11">
        <text:list-item>
          <text:p text:style-name="P47" loext:marker-style-name="T23"><text:span text:style-name="Strong_20_Emphasis"><text:span text:style-name="T5">Результаты:</text:span></text:span></text:p>
        </text:list-item>
      </text:list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1" loext:marker-style-name="T23"><text:span text:style-name="Strong_20_Emphasis"><text:span text:style-name="T5">Здесь вы представляете полученные в результате исследования данные, факты и аналитические материалы. Графики, таблицы и диаграммы могут быть полезны для наглядного представления результатов.</text:span></text:span></text:p>
                    </text:list-item>
                    <text:list-item>
                      <text:p text:style-name="P51" loext:marker-style-name="T23"><text:soft-page-break/><text:span text:style-name="Strong_20_Emphasis"><text:span text:style-name="T5">Важно четко и объективно изложить результаты исследования без их искажения.</text:span></text:span></text:p>
                    </text:list-item>
                  </text:list>
                </text:list-item>
              </text:list>
            </text:list-item>
          </text:list>
        </text:list-item>
      </text:list>
      <text:list text:continue-list="list234527989434338" text:style-name="L11">
        <text:list-item>
          <text:p text:style-name="P47" loext:marker-style-name="T23"><text:span text:style-name="Strong_20_Emphasis"><text:span text:style-name="T5">Выводы:</text:span></text:span></text:p>
        </text:list-item>
      </text:list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52" loext:marker-style-name="T23"><text:span text:style-name="Strong_20_Emphasis"><text:span text:style-name="T5">В заключительном разделе следует подвести итог вашего исследования, сделать обобщение результатов и ответить на поставленные во введении вопросы.</text:span></text:span></text:p>
                    </text:list-item>
                    <text:list-item>
                      <text:p text:style-name="P52" loext:marker-style-name="T23"><text:span text:style-name="Strong_20_Emphasis"><text:span text:style-name="T5">Выделите ключевые выводы исследования, прокомментируйте их значение и практическую значимость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 loext:marker-style-name="T23"><text:span text:style-name="Strong_20_Emphasis"><text:span text:style-name="T4">Постановка задачи в учебно-исследовательской работе представляет собой важный этап, включающий определение целей и конкретных задач, которые необходимо выполнить для достижения поставленной цели и успешного завершения исследования.</text:span></text:span></text:p>
      <text:p text:style-name="P33" loext:marker-style-name="T23"><text:span text:style-name="Strong_20_Emphasis"><text:span text:style-name="T5">Форматирование </text:span></text:span><text:span text:style-name="Strong_20_Emphasis"><text:span text:style-name="T6">с</text:span></text:span><text:span text:style-name="Strong_20_Emphasis"><text:span text:style-name="T5">ледуйте требованиям учебного заведения относительно формата работы, таких как шрифт, размер, оформление заголовков, ссылок и т.д. Обычно используется форматирование по стандарту APA или MLA.</text:span></text:span></text:p>
      <text:p text:style-name="P33" loext:marker-style-name="T23"><text:span text:style-name="Strong_20_Emphasis"><text:span text:style-name="T5">Вот несколько типичных требований к форматированию, которые могут включать стандарты APA или MLA:</text:span></text:span></text:p>
      <text:list text:style-name="L17">
        <text:list-item>
          <text:p text:style-name="P53" loext:marker-style-name="T23"><text:span text:style-name="Strong_20_Emphasis"><text:span text:style-name="T5">Шрифт и размер: Обычно требуется использовать шрифт Times New Roman размером 1</text:span></text:span><text:span text:style-name="Strong_20_Emphasis"><text:span text:style-name="T6">4</text:span></text:span><text:span text:style-name="Strong_20_Emphasis"><text:span text:style-name="T5"> пунктов.</text:span></text:span></text:p>
        </text:list-item>
      </text:list>
      <text:list text:style-name="L18">
        <text:list-item>
          <text:p text:style-name="P54" loext:marker-style-name="T23"><text:span text:style-name="Strong_20_Emphasis"><text:span text:style-name="T5">Интервалы и поля: Разрядные интервалы обычно составляют 1,5 или двойной интервал. Поля обычно равны </text:span></text:span><text:span text:style-name="Strong_20_Emphasis"><text:span text:style-name="T6">3</text:span></text:span><text:span text:style-name="Strong_20_Emphasis"><text:span text:style-name="T5"> см слева и </text:span></text:span><text:span text:style-name="Strong_20_Emphasis"><text:span text:style-name="T6">по 1 см</text:span></text:span><text:span text:style-name="Strong_20_Emphasis"><text:span text:style-name="T5"> справа, сверху и снизу.</text:span></text:span></text:p>
        </text:list-item>
        <text:list-item>
          <text:p text:style-name="P54" loext:marker-style-name="T23"><text:span text:style-name="Strong_20_Emphasis"><text:span text:style-name="T5">Оформление заголовков: Заголовки различных разделов вашей работы должны быть четко выделены. Обычно для заголовков разных уровней используют шрифты разного размера или стиля.</text:span></text:span></text:p>
        </text:list-item>
        <text:list-item>
          <text:p text:style-name="P54" loext:marker-style-name="T23"><text:span text:style-name="Strong_20_Emphasis"><text:span text:style-name="T5">Ссылки и цитирование: Убедитесь, что вы правильно оформили в тексте ссылки на использованные источники. Формат цитирования (APA, MLA и т.д.) должен быть соблюден точно.</text:span></text:span></text:p>
        </text:list-item>
        <text:list-item>
          <text:p text:style-name="P54" loext:marker-style-name="T23"><text:soft-page-break/><text:span text:style-name="Strong_20_Emphasis"><text:span text:style-name="T5">Список литературы: В конце работы необходимо составить список литературы согласно требованиям выбранного стиля цитирования. Этот раздел должен включать все использованные вами ресурсы.</text:span></text:span></text:p>
        </text:list-item>
        <text:list-item>
          <text:p text:style-name="P54" loext:marker-style-name="T23"><text:span text:style-name="Strong_20_Emphasis"><text:span text:style-name="T5">Правильное оформление таблиц и рисунков: Если в вашей работе присутствуют таблицы и рисунки, учтите, что они должны быть четко пронумерованы и подписаны согласно стандартам.</text:span></text:span></text:p>
        </text:list-item>
      </text:list>
      <text:p text:style-name="P34" loext:marker-style-name="T23"><text:span text:style-name="Strong_20_Emphasis"><text:span text:style-name="T8"><text:tab/></text:span></text:span><text:span text:style-name="Strong_20_Emphasis"><text:span text:style-name="T5">Использование языка: Пишите четко, лаконично и грамотно. Избегайте сленга и разговорной речи.</text:span></text:span></text:p>
      <text:p text:style-name="P34" loext:marker-style-name="T23"><text:span text:style-name="Strong_20_Emphasis"><text:span text:style-name="T5"><text:tab/>Плагиат: Исключите плагиат из своей работы, всегда делайте ссылки на источники информации.</text:span></text:span></text:p>
      <text:p text:style-name="P34" loext:marker-style-name="T23"><text:span text:style-name="Strong_20_Emphasis"><text:span text:style-name="T5"><text:tab/>Рецензирование: Попросите кого-то оценить вашу работу перед сдачей, чтобы выявить возможные ошибки или неточности.</text:span></text:span></text:p>
      <text:p text:style-name="P34" loext:marker-style-name="T23"><text:span text:style-name="Strong_20_Emphasis"><text:span text:style-name="T5"><text:tab/>Используйте эти технические параметры в сочетании с качественным исследованием и хорошим анализом, чтобы создать убедительную учебно-исследовательскую работу.</text:span></text:span></text:p>
      <text:p text:style-name="P34" loext:marker-style-name="T23"><text:span text:style-name="Strong_20_Emphasis"><text:span text:style-name="T5"/></text:span></text:p>
      <text:p text:style-name="P12"><text:span text:style-name="Strong_20_Emphasis"><text:span text:style-name="T21">САМОАНАЛИЗ</text:span></text:span></text:p>
      <text:p text:style-name="P13"><text:span text:style-name="Strong_20_Emphasis"><text:span text:style-name="T21"/></text:span></text:p>
      <text:p text:style-name="P13"><text:span text:style-name="Strong_20_Emphasis"><text:span text:style-name="T21"/></text:span></text:p>
      <text:p text:style-name="P17"><text:span text:style-name="Strong_20_Emphasis"><text:span text:style-name="T10"><text:tab/></text:span></text:span><text:span text:style-name="Strong_20_Emphasis"><text:span text:style-name="T11">Работа над курсовым проектом позволила мне добиться нескольких важных результатов:</text:span></text:span></text:p>
      <text:list text:style-name="L19">
        <text:list-item>
          <text:list>
            <text:list-item>
              <text:p text:style-name="P57"><text:span text:style-name="Strong_20_Emphasis"><text:span text:style-name="T12">В</text:span></text:span><text:span text:style-name="Strong_20_Emphasis"><text:span text:style-name="T11"> процессе выполнения проекта мне пришлось исследовать и использовать различные источники информации, что помогло мне развить навыки поиска, анализа и интерпретации данных из различных источников.</text:span></text:span></text:p>
            </text:list-item>
            <text:list-item>
              <text:p text:style-name="P57"><text:span text:style-name="Strong_20_Emphasis"><text:span text:style-name="T11">Повышение уровня знаний в использовании сервиса Google Таблицы.</text:span></text:span></text:p>
            </text:list-item>
            <text:list-item>
              <text:p text:style-name="P57"><text:span text:style-name="Strong_20_Emphasis"><text:span text:style-name="T11">В процессе выполнения проекта я использовал современные материалы и технологии, что позволило мне расширить свой кругозор и приобрести практические навыки работы с современными инструментами в своей области.</text:span></text:span></text:p>
            </text:list-item>
          </text:list>
        </text:list-item>
      </text:list>
      <text:p text:style-name="P17"><text:span text:style-name="Strong_20_Emphasis"><text:span text:style-name="T11"><text:tab/>Данный опыт, полученный в процессе работы над курсовым проектом, будет непременно полезен в моей дальнейшей работе по специальности.</text:span></text:span></text:p>
      <text:p text:style-name="P17"><text:span text:style-name="Strong_20_Emphasis"><text:span text:style-name="T11"><text:tab/>В ходе работы я не столкнулся с особыми трудностями, и это позволило мне сосредоточиться на выполнении задач и получить положительный опыт. Я испытываю удовлетворение от выполненного проекта и оцениваю свою работу на отлично, так как все поставленные цели были достигнуты, а результаты удовлетворяют требованиям проекта.</text:span></text:span></text:p>
      <text:p text:style-name="P17"><text:span text:style-name="Strong_20_Emphasis"><text:span text:style-name="T11"/></text:span></text:p>
      <text:p text:style-name="P18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19"><text:span text:style-name="Strong_20_Emphasis"><text:span text:style-name="T11"/></text:span></text:p>
      <text:p text:style-name="P59"><text:span text:style-name="Strong_20_Emphasis"><text:span text:style-name="T22">ПРИЛОЖЕНИЯ</text:span></text:span><text:span text:style-name="Strong_20_Emphasis"><text:span text:style-name="T13"><text:line-break/></text:span></text:span></text:p>
      <text:p text:style-name="P58"><text:a xlink:type="simple" xlink:href="https://docs.google.com/document/d/1k1K4ukmtVQFJRxHeSIAiiVCLL9HIVlUc/edit?usp=sharing&amp;ouid=100665028074520031393&amp;rtpof=true&amp;sd=true" text:style-name="Internet_20_link" text:visited-style-name="Visited_20_Internet_20_Link"><text:span text:style-name="Strong_20_Emphasis"><text:span text:style-name="T16">https://docs.google.com/document/d/1k1K4ukmtVQFJRxHeSIAiiVCLL9HIVlUc/edit?usp=sharing&amp;ouid=100665028074520031393&amp;rtpof=true&amp;sd=true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indent="1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cm" style:register-truth-ref-style-name="Text_20_body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10:13:55.141000000</meta:creation-date>
    <dc:date>2024-04-10T23:45:27.166000000</dc:date>
    <meta:editing-duration>PT6H6M43S</meta:editing-duration>
    <meta:editing-cycles>3</meta:editing-cycles>
    <meta:generator>LibreOffice/7.6.4.1$Windows_X86_64 LibreOffice_project/e19e193f88cd6c0525a17fb7a176ed8e6a3e2aa1</meta:generator>
    <meta:document-statistic meta:table-count="1" meta:image-count="0" meta:object-count="0" meta:page-count="16" meta:paragraph-count="142" meta:word-count="2111" meta:character-count="17558" meta:non-whitespace-character-count="15581"/>
  </office:meta>
</office:document-meta>
</file>